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MDR" style:family="table">
      <style:table-properties style:width="6.925in" table:align="margins"/>
    </style:style>
    <style:style style:name="MDR.A" style:family="table-column">
      <style:table-column-properties style:column-width="0.3847in" style:rel-column-width="3640*"/>
    </style:style>
    <style:style style:name="MDR.A1" style:family="table-cell">
      <style:table-cell-properties fo:padding="0.0382in" fo:border-left="0.05pt solid #000000" fo:border-right="none" fo:border-top="0.05pt solid #000000" fo:border-bottom="0.05pt solid #000000"/>
    </style:style>
    <style:style style:name="MDR.R1" style:family="table-cell">
      <style:table-cell-properties fo:padding="0.0382in" fo:border="0.05pt solid #000000"/>
    </style:style>
    <style:style style:name="MDR.A2" style:family="table-cell">
      <style:table-cell-properties fo:padding="0.0382in" fo:border-left="0.05pt solid #000000" fo:border-right="none" fo:border-top="none" fo:border-bottom="0.05pt solid #000000"/>
    </style:style>
    <style:style style:name="MDR.R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d77e7" officeooo:paragraph-rsid="000d77e7" style:font-size-asian="12.25pt" style:font-weight-asian="bold" style:font-size-complex="14pt" style:font-weight-complex="bold"/>
    </style:style>
    <style:style style:name="P2" style:family="paragraph" style:parent-style-name="Standard">
      <style:text-properties officeooo:rsid="000f2494" officeooo:paragraph-rsid="000f2494"/>
    </style:style>
    <style:style style:name="P3" style:family="paragraph" style:parent-style-name="Standard" style:list-style-name="L1">
      <style:text-properties officeooo:rsid="000f2494" officeooo:paragraph-rsid="000f2494"/>
    </style:style>
    <style:style style:name="P4" style:family="paragraph" style:parent-style-name="Standard" style:list-style-name="L1">
      <style:text-properties officeooo:paragraph-rsid="000f2494"/>
    </style:style>
    <style:style style:name="P5" style:family="paragraph" style:parent-style-name="Standard">
      <style:text-properties officeooo:paragraph-rsid="000f2494"/>
    </style:style>
    <style:style style:name="P6" style:family="paragraph" style:parent-style-name="Standard">
      <style:text-properties officeooo:rsid="000f8527" officeooo:paragraph-rsid="000f8527"/>
    </style:style>
    <style:style style:name="P7" style:family="paragraph" style:parent-style-name="Standard">
      <style:text-properties officeooo:rsid="00106750" officeooo:paragraph-rsid="00106750"/>
    </style:style>
    <style:style style:name="P8" style:family="paragraph" style:parent-style-name="Standard">
      <style:text-properties officeooo:rsid="00106750" officeooo:paragraph-rsid="0011cc48"/>
    </style:style>
    <style:style style:name="P9" style:family="paragraph" style:parent-style-name="Standard">
      <style:text-properties officeooo:rsid="0011395a" officeooo:paragraph-rsid="0011395a"/>
    </style:style>
    <style:style style:name="P10" style:family="paragraph" style:parent-style-name="Standard" style:list-style-name="L2">
      <style:text-properties officeooo:rsid="0011395a" officeooo:paragraph-rsid="0011395a"/>
    </style:style>
    <style:style style:name="P11" style:family="paragraph" style:parent-style-name="Standard">
      <style:text-properties officeooo:rsid="0011cc48" officeooo:paragraph-rsid="0011cc48"/>
    </style:style>
    <style:style style:name="P12" style:family="paragraph" style:parent-style-name="Table_20_Contents">
      <style:text-properties officeooo:rsid="000f2494" officeooo:paragraph-rsid="000f2494"/>
    </style:style>
    <style:style style:name="P13" style:family="paragraph" style:parent-style-name="Table_20_Contents">
      <style:text-properties officeooo:rsid="000f8527" officeooo:paragraph-rsid="000f8527"/>
    </style:style>
    <style:style style:name="T1" style:family="text">
      <style:text-properties officeooo:rsid="000f249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8527"/>
    </style:style>
    <style:style style:name="T4" style:family="text">
      <style:text-properties officeooo:rsid="0011395a"/>
    </style:style>
    <style:style style:name="T5" style:family="text">
      <style:text-properties officeooo:rsid="0011cc48"/>
    </style:style>
    <style:style style:name="T6" style:family="text">
      <style:text-properties officeooo:rsid="0011db68"/>
    </style:style>
    <style:style style:name="T7" style:family="text">
      <style:text-properties officeooo:rsid="001206e0"/>
    </style:style>
    <style:style style:name="T8" style:family="text">
      <style:text-properties officeooo:rsid="0013a5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gic Decoder Ring</text:p>
      <text:p text:style-name="P2"/>
      <text:p text:style-name="P9">To be effective, secret passwords need to be long and without a recognizable pattern which is precisely why they are difficult to remember. <text:s/>A Magic Decoder Ring (MDR) with Magic Keys (MKs) is a solution to this problem.</text:p>
      <text:p text:style-name="P2"/>
      <text:p text:style-name="P7">An MDR is something publicly available, constant, and easily converted into numbers and/or letters. <text:s/><text:span text:style-name="T4">Some possible MDRs:</text:span></text:p>
      <text:list xml:id="list8874379059403179882" text:style-name="L2">
        <text:list-item>
          <text:p text:style-name="P10">Calendar – months or weekdays</text:p>
        </text:list-item>
        <text:list-item>
          <text:p text:style-name="P10">Qwerty keyboard</text:p>
        </text:list-item>
        <text:list-item>
          <text:p text:style-name="P10">Telephone touchtone keypad</text:p>
        </text:list-item>
        <text:list-item>
          <text:p text:style-name="P10">Well known phrase (“When in the course of human events”)</text:p>
        </text:list-item>
      </text:list>
      <text:p text:style-name="P9"/>
      <text:p text:style-name="P11">The MK is a non-secret that can be written down <text:span text:style-name="T7">and kept</text:span> anywhere that is convenient for referral.</text:p>
      <text:p text:style-name="P11"/>
      <text:p text:style-name="P8"><text:span text:style-name="T5">A f</text:span>ormula <text:span text:style-name="T5">is an easily remembered secret that</text:span> describe<text:span text:style-name="T5">s</text:span> how an MK is run through an MDR to create the password.</text:p>
      <text:p text:style-name="P9"/>
      <text:p text:style-name="P11"><text:span text:style-name="T2">An Example</text:span>:</text:p>
      <text:list xml:id="list3637373363367544108" text:style-name="L1">
        <text:list-item>
          <text:p text:style-name="P4"><text:span text:style-name="T1">Use Safe Routes To School, initial capital in all words, spaces removed;</text:span></text:p>
        </text:list-item>
        <text:list-item>
          <text:p text:style-name="P3">Count letters from 0<text:span text:style-name="T8">0</text:span> to 1<text:span text:style-name="T8">7</text:span> with leading zero to make two digits;</text:p>
        </text:list-item>
        <text:list-item>
          <text:p text:style-name="P3">Numbers from 0<text:span text:style-name="T8">0</text:span> to 12 correspond to symbols created by Shift-number on <text:span text:style-name="T3">top row of the </text:span>qwerty keyboard;</text:p>
        </text:list-item>
      </text:list>
      <text:p text:style-name="P5"/>
      <table:table table:name="MDR" table:style-name="MDR">
        <table:table-column table:style-name="MDR.A" table:number-columns-repeated="18"/>
        <table:table-row>
          <table:table-cell table:style-name="MDR.A1" office:value-type="string">
            <text:p text:style-name="P12">S</text:p>
          </table:table-cell>
          <table:table-cell table:style-name="MDR.A1" office:value-type="string">
            <text:p text:style-name="P12">a</text:p>
          </table:table-cell>
          <table:table-cell table:style-name="MDR.A1" office:value-type="string">
            <text:p text:style-name="P12">f</text:p>
          </table:table-cell>
          <table:table-cell table:style-name="MDR.A1" office:value-type="string">
            <text:p text:style-name="P12">e</text:p>
          </table:table-cell>
          <table:table-cell table:style-name="MDR.A1" office:value-type="string">
            <text:p text:style-name="P12">R</text:p>
          </table:table-cell>
          <table:table-cell table:style-name="MDR.A1" office:value-type="string">
            <text:p text:style-name="P12">o</text:p>
          </table:table-cell>
          <table:table-cell table:style-name="MDR.A1" office:value-type="string">
            <text:p text:style-name="P12">u</text:p>
          </table:table-cell>
          <table:table-cell table:style-name="MDR.A1" office:value-type="string">
            <text:p text:style-name="P12">t</text:p>
          </table:table-cell>
          <table:table-cell table:style-name="MDR.A1" office:value-type="string">
            <text:p text:style-name="P12">e</text:p>
          </table:table-cell>
          <table:table-cell table:style-name="MDR.A1" office:value-type="string">
            <text:p text:style-name="P12">s</text:p>
          </table:table-cell>
          <table:table-cell table:style-name="MDR.A1" office:value-type="string">
            <text:p text:style-name="P12">T</text:p>
          </table:table-cell>
          <table:table-cell table:style-name="MDR.A1" office:value-type="string">
            <text:p text:style-name="P12">o</text:p>
          </table:table-cell>
          <table:table-cell table:style-name="MDR.A1" office:value-type="string">
            <text:p text:style-name="P12">S</text:p>
          </table:table-cell>
          <table:table-cell table:style-name="MDR.A1" office:value-type="string">
            <text:p text:style-name="P12">c</text:p>
          </table:table-cell>
          <table:table-cell table:style-name="MDR.A1" office:value-type="string">
            <text:p text:style-name="P12">h</text:p>
          </table:table-cell>
          <table:table-cell table:style-name="MDR.A1" office:value-type="string">
            <text:p text:style-name="P12">o</text:p>
          </table:table-cell>
          <table:table-cell table:style-name="MDR.A1" office:value-type="string">
            <text:p text:style-name="P12">o</text:p>
          </table:table-cell>
          <table:table-cell table:style-name="MDR.R1" office:value-type="string">
            <text:p text:style-name="P12">l</text:p>
          </table:table-cell>
        </table:table-row>
        <table:table-row>
          <table:table-cell table:style-name="MDR.A2" office:value-type="string">
            <text:p text:style-name="P12">0<text:span text:style-name="T3">0</text:span></text:p>
          </table:table-cell>
          <table:table-cell table:style-name="MDR.A2" office:value-type="string">
            <text:p text:style-name="P12">0<text:span text:style-name="T3">1</text:span></text:p>
          </table:table-cell>
          <table:table-cell table:style-name="MDR.A2" office:value-type="string">
            <text:p text:style-name="P12">0<text:span text:style-name="T3">2</text:span></text:p>
          </table:table-cell>
          <table:table-cell table:style-name="MDR.A2" office:value-type="string">
            <text:p text:style-name="P12">0<text:span text:style-name="T3">3</text:span></text:p>
          </table:table-cell>
          <table:table-cell table:style-name="MDR.A2" office:value-type="string">
            <text:p text:style-name="P12">0<text:span text:style-name="T3">4</text:span></text:p>
          </table:table-cell>
          <table:table-cell table:style-name="MDR.A2" office:value-type="string">
            <text:p text:style-name="P12">0<text:span text:style-name="T3">5</text:span></text:p>
          </table:table-cell>
          <table:table-cell table:style-name="MDR.A2" office:value-type="string">
            <text:p text:style-name="P12">0<text:span text:style-name="T3">6</text:span></text:p>
          </table:table-cell>
          <table:table-cell table:style-name="MDR.A2" office:value-type="string">
            <text:p text:style-name="P12">0<text:span text:style-name="T3">7</text:span></text:p>
          </table:table-cell>
          <table:table-cell table:style-name="MDR.A2" office:value-type="string">
            <text:p text:style-name="P12">0<text:span text:style-name="T3">8</text:span></text:p>
          </table:table-cell>
          <table:table-cell table:style-name="MDR.A2" office:value-type="string">
            <text:p text:style-name="P13">09</text:p>
          </table:table-cell>
          <table:table-cell table:style-name="MDR.A2" office:value-type="string">
            <text:p text:style-name="P12">1<text:span text:style-name="T3">0</text:span></text:p>
          </table:table-cell>
          <table:table-cell table:style-name="MDR.A2" office:value-type="string">
            <text:p text:style-name="P12">1<text:span text:style-name="T3">1</text:span></text:p>
          </table:table-cell>
          <table:table-cell table:style-name="MDR.A2" office:value-type="string">
            <text:p text:style-name="P12">1<text:span text:style-name="T3">2</text:span></text:p>
          </table:table-cell>
          <table:table-cell table:style-name="MDR.A2" office:value-type="string">
            <text:p text:style-name="P12">1<text:span text:style-name="T3">3</text:span></text:p>
          </table:table-cell>
          <table:table-cell table:style-name="MDR.A2" office:value-type="string">
            <text:p text:style-name="P12">1<text:span text:style-name="T3">4</text:span></text:p>
          </table:table-cell>
          <table:table-cell table:style-name="MDR.A2" office:value-type="string">
            <text:p text:style-name="P12">1<text:span text:style-name="T3">5</text:span></text:p>
          </table:table-cell>
          <table:table-cell table:style-name="MDR.A2" office:value-type="string">
            <text:p text:style-name="P12">1<text:span text:style-name="T3">6</text:span></text:p>
          </table:table-cell>
          <table:table-cell table:style-name="MDR.R2" office:value-type="string">
            <text:p text:style-name="P12">1<text:span text:style-name="T3">7</text:span></text:p>
          </table:table-cell>
        </table:table-row>
        <table:table-row>
          <table:table-cell table:style-name="MDR.A2" office:value-type="string">
            <text:p text:style-name="P13">~</text:p>
          </table:table-cell>
          <table:table-cell table:style-name="MDR.A2" office:value-type="string">
            <text:p text:style-name="P12">!</text:p>
          </table:table-cell>
          <table:table-cell table:style-name="MDR.A2" office:value-type="string">
            <text:p text:style-name="P13">@</text:p>
          </table:table-cell>
          <table:table-cell table:style-name="MDR.A2" office:value-type="string">
            <text:p text:style-name="P13">#</text:p>
          </table:table-cell>
          <table:table-cell table:style-name="MDR.A2" office:value-type="string">
            <text:p text:style-name="P13">$</text:p>
          </table:table-cell>
          <table:table-cell table:style-name="MDR.A2" office:value-type="string">
            <text:p text:style-name="P12">%</text:p>
          </table:table-cell>
          <table:table-cell table:style-name="MDR.A2" office:value-type="string">
            <text:p text:style-name="P13">^</text:p>
          </table:table-cell>
          <table:table-cell table:style-name="MDR.A2" office:value-type="string">
            <text:p text:style-name="P13">&amp;</text:p>
          </table:table-cell>
          <table:table-cell table:style-name="MDR.A2" office:value-type="string">
            <text:p text:style-name="P12">*</text:p>
          </table:table-cell>
          <table:table-cell table:style-name="MDR.A2" office:value-type="string">
            <text:p text:style-name="P13">(</text:p>
          </table:table-cell>
          <table:table-cell table:style-name="MDR.A2" office:value-type="string">
            <text:p text:style-name="P13">)</text:p>
          </table:table-cell>
          <table:table-cell table:style-name="MDR.A2" office:value-type="string">
            <text:p text:style-name="P12">_</text:p>
          </table:table-cell>
          <table:table-cell table:style-name="MDR.A2" office:value-type="string">
            <text:p text:style-name="P13">+</text:p>
          </table:table-cell>
          <table:table-cell table:style-name="MDR.A2" office:value-type="string">
            <text:p text:style-name="Table_20_Contents"/>
          </table:table-cell>
          <table:table-cell table:style-name="MDR.A2" office:value-type="string">
            <text:p text:style-name="Table_20_Contents"/>
          </table:table-cell>
          <table:table-cell table:style-name="MDR.A2" office:value-type="string">
            <text:p text:style-name="Table_20_Contents"/>
          </table:table-cell>
          <table:table-cell table:style-name="MDR.A2" office:value-type="string">
            <text:p text:style-name="Table_20_Contents"/>
          </table:table-cell>
          <table:table-cell table:style-name="MDR.R2" office:value-type="string">
            <text:p text:style-name="Table_20_Contents"/>
          </table:table-cell>
        </table:table-row>
      </table:table>
      <text:p text:style-name="P2"/>
      <text:p text:style-name="P2"/>
      <text:p text:style-name="P2">Create at least one 'formula' for describing keys, <text:span text:style-name="T3">for instance...</text:span></text:p>
      <text:p text:style-name="P2"/>
      <text:p text:style-name="P2">Eight numbers (use a leading zero on 1-9 <text:span text:style-name="T3">for clarification</text:span>); <text:span text:style-name="T3">first and last digits refer to symbols; 2-7 refer to letters from phrase. <text:s/>(One's birthday has eight numbers if month and day number include a leading zero; just be sure to be consistent about format, ie. mm-dd-yyyy or yyyy-mm-dd.)</text:span></text:p>
      <text:p text:style-name="P2"/>
      <text:p text:style-name="P6">Let's take April 17, 1972 =&gt; 1972-04-17 =&gt; 01 09 07 02 00 04 01 07 =&gt; !stfSRa&amp;</text:p>
      <text:p text:style-name="P2"/>
      <text:p text:style-name="P11">You can now print out th<text:span text:style-name="T6">is</text:span> MDR, without the third row, and keep it in you<text:span text:style-name="T8">r</text:span> pocket or pasted on your wall. <text:s/><text:span text:style-name="T6">Or, it is easily re-createable.</text:span> <text:s/>The formula is easily remembered. <text:s/>Keys can be written down wherever is convenient depending on what application the given key is used for.</text:p>
      <text:p text:style-name="P2"/>
      <text:p text:style-name="P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2T08:51:32.436592630</meta:creation-date>
    <dc:date>2014-08-02T10:21:22.117909079</dc:date>
    <meta:editing-duration>PT1H28M27S</meta:editing-duration>
    <meta:editing-cycles>5</meta:editing-cycles>
    <meta:generator>LibreOffice/4.2.4.2$Linux_X86_64 LibreOffice_project/420m0$Build-2</meta:generator>
    <meta:document-statistic meta:table-count="1" meta:image-count="0" meta:object-count="0" meta:page-count="1" meta:paragraph-count="66" meta:word-count="344" meta:character-count="1735" meta:non-whitespace-character-count="1457"/>
  </office:meta>
</office:document-meta>
</file>